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automatic-styles>
    <style:style style:name="P1" style:family="paragraph" style:parent-style-name="Standard">
      <style:text-properties style:font-name="Verdana" fo:font-size="10pt" officeooo:rsid="0006390e" officeooo:paragraph-rsid="0006390e" style:font-size-asian="10pt" style:font-size-complex="10pt"/>
    </style:style>
    <style:style style:name="P2" style:family="paragraph" style:parent-style-name="Standard">
      <style:text-properties style:font-name="Verdana" fo:font-size="10pt" officeooo:rsid="00066ebf" officeooo:paragraph-rsid="00066ebf" style:font-size-asian="10pt" style:font-size-complex="10pt"/>
    </style:style>
    <style:style style:name="P3" style:family="paragraph" style:parent-style-name="Standard">
      <style:text-properties style:font-name="Verdana" fo:font-size="10pt" officeooo:rsid="00086d94" officeooo:paragraph-rsid="00086d94" style:font-size-asian="10pt" style:font-size-complex="10pt"/>
    </style:style>
    <style:style style:name="P4" style:family="paragraph" style:parent-style-name="Standard">
      <style:text-properties style:font-name="Verdana" fo:font-size="10pt" officeooo:rsid="0008c938" officeooo:paragraph-rsid="0008c938" style:font-size-asian="10pt" style:font-size-complex="10pt"/>
    </style:style>
    <style:style style:name="P5" style:family="paragraph" style:parent-style-name="Standard">
      <style:text-properties style:font-name="Verdana" fo:font-size="15pt" style:text-underline-style="none" fo:font-weight="bold" officeooo:rsid="0006390e" officeooo:paragraph-rsid="0006390e" style:font-size-asian="15pt" style:font-weight-asian="bold" style:font-size-complex="15pt" style:font-weight-complex="bold"/>
    </style:style>
    <style:style style:name="P6" style:family="paragraph" style:parent-style-name="Standard">
      <style:paragraph-properties fo:break-before="page"/>
      <style:text-properties style:font-name="Verdana" fo:font-size="16pt" style:text-underline-style="none" fo:font-weight="bold" officeooo:rsid="0006390e" officeooo:paragraph-rsid="0006390e" style:font-size-asian="16pt" style:font-weight-asian="bold" style:font-size-complex="16pt" style:font-weight-complex="bold"/>
    </style:style>
    <style:style style:name="P7" style:family="paragraph" style:parent-style-name="Standard">
      <style:text-properties fo:color="#395511" loext:opacity="100%" style:font-name="Consolas" fo:font-style="italic" style:font-style-asian="italic" style:font-style-complex="italic"/>
    </style:style>
    <style:style style:name="P8" style:family="paragraph" style:parent-style-name="Standard">
      <style:text-properties fo:color="#395511" loext:opacity="100%" style:font-name="Consolas" fo:font-size="10pt" officeooo:rsid="00086d94" officeooo:paragraph-rsid="00086d94" style:font-size-asian="10pt" style:font-size-complex="10pt"/>
    </style:style>
    <style:style style:name="P9" style:family="paragraph" style:parent-style-name="Standard">
      <style:text-properties fo:color="#395511" loext:opacity="100%" style:font-name="Consolas" fo:font-size="10pt" fo:font-style="italic" officeooo:rsid="00086d94" style:font-size-asian="10pt" style:font-style-asian="italic" style:font-size-complex="10pt" style:font-style-complex="italic"/>
    </style:style>
    <style:style style:name="P10" style:family="paragraph" style:parent-style-name="Standard">
      <style:text-properties fo:color="#395511" loext:opacity="100%" style:font-name="Consolas" fo:font-size="9.5pt" fo:font-style="italic" style:font-size-asian="9.5pt" style:font-style-asian="italic" style:font-style-complex="italic"/>
    </style:style>
    <style:style style:name="P11" style:family="paragraph" style:parent-style-name="Standard">
      <style:text-properties fo:color="#395511" loext:opacity="100%" style:font-name="Consolas"/>
    </style:style>
    <style:style style:name="P12" style:family="paragraph" style:parent-style-name="Standard">
      <style:text-properties style:use-window-font-color="true" loext:opacity="0%" style:font-name="Verdana" fo:font-size="10pt" officeooo:rsid="00086d94" officeooo:paragraph-rsid="00086d94" style:font-size-asian="10pt" style:font-size-complex="10pt"/>
    </style:style>
    <style:style style:name="P13" style:family="paragraph" style:parent-style-name="Standard">
      <style:text-properties style:use-window-font-color="true" loext:opacity="0%" style:font-name="Consolas" fo:font-size="10pt" officeooo:rsid="00086d94" officeooo:paragraph-rsid="00086d94" style:font-size-asian="10pt" style:font-size-complex="10pt"/>
    </style:style>
    <style:style style:name="T1" style:family="text">
      <style:text-properties fo:font-weight="bold" style:font-weight-asian="bold" style:font-weight-complex="bold"/>
    </style:style>
    <style:style style:name="T2" style:family="text">
      <style:text-properties fo:color="#395511" loext:opacity="100%"/>
    </style:style>
    <style:style style:name="T3" style:family="text">
      <style:text-properties fo:color="#800080" loext:opacity="100%"/>
    </style:style>
    <style:style style:name="T4" style:family="text">
      <style:text-properties fo:color="#000000" loext:opacity="100%" style:font-name="Cascadia Mono" fo:font-size="9.5pt" style:font-size-asian="9.5pt"/>
    </style:style>
    <style:style style:name="T5" style:family="text">
      <style:text-properties fo:color="#0000ff" loext:opacity="100%" style:font-name="Cascadia Mono" fo:font-size="9.5pt" style:font-size-asian="9.5pt"/>
    </style:style>
    <style:style style:name="T6" style:family="text">
      <style:text-properties fo:color="#9400d3" loext:opacity="100%" style:font-name="Cascadia Mono" fo:font-size="9.5pt" style:font-size-asian="9.5pt"/>
    </style:style>
    <style:style style:name="T7" style:family="text">
      <style:text-properties fo:color="#ff9900" loext:opacity="100%" style:font-name="Cascadia Mono" fo:font-size="9.5pt" style:font-size-asian="9.5pt"/>
    </style:style>
    <style:style style:name="T8" style:family="text">
      <style:text-properties fo:color="#ff1493" loext:opacity="100%" style:font-name="Cascadia Mono" fo:font-size="9.5pt" style:font-size-asian="9.5pt"/>
    </style:style>
    <style:style style:name="T9" style:family="text">
      <style:text-properties style:font-name="Cascadia Mono" fo:font-size="9.5pt" style:font-size-asian="9.5pt"/>
    </style:style>
    <style:style style:name="T10" style:family="text">
      <style:text-properties style:font-name="Cascadia Mono" fo:font-size="9.5pt" style:font-size-asian="9.5pt"/>
    </style:style>
    <style:style style:name="T11" style:family="text">
      <style:text-properties style:font-name="Cascadia Mono" fo:font-size="9.5pt" style:font-size-asian="9.5pt"/>
    </style:style>
    <style:style style:name="T12" style:family="text">
      <style:text-properties style:font-name="Cascadia Mono" fo:font-size="9.5pt" style:font-size-asian="9.5pt"/>
    </style:style>
    <style:style style:name="T13" style:family="text">
      <style:text-properties style:font-name="Cascadia Mono" fo:font-size="9.5pt" style:font-size-asian="9.5pt"/>
    </style:style>
    <style:style style:name="T14" style:family="text">
      <style:text-properties style:font-name="Cascadia Mono" fo:font-size="9.5pt" style:font-size-asian="9.5pt"/>
    </style:style>
    <style:style style:name="T15" style:family="text">
      <style:text-properties style:font-name="Cascadia Mono" fo:font-size="9.5pt" officeooo:rsid="0008c938" style:font-size-asian="9.5pt"/>
    </style:style>
    <style:style style:name="T16" style:family="text">
      <style:text-properties fo:font-style="italic" style:font-style-asian="italic" style:font-style-complex="italic"/>
    </style:style>
    <style:style style:name="T17" style:family="text">
      <style:text-properties fo:font-style="italic" officeooo:rsid="0008c938" style:font-style-asian="italic" style:font-style-complex="italic"/>
    </style:style>
    <style:style style:name="T18" style:family="text">
      <style:text-properties officeooo:rsid="0008c938"/>
    </style:style>
    <style:style style:name="T19" style:family="text">
      <style:text-properties fo:font-size="9.5pt" style:font-size-asian="9.5pt"/>
    </style:style>
    <style:style style:name="T20" style:family="text">
      <style:text-properties fo:font-size="9.5pt" style:font-size-asian="9.5pt"/>
    </style:style>
    <style:style style:name="T21" style:family="text">
      <style:text-properties fo:font-size="9.5pt" style:font-size-asian="9.5pt"/>
    </style:style>
    <style:style style:name="T22" style:family="text">
      <style:text-properties fo:font-size="9.5pt" style:font-size-asian="9.5pt"/>
    </style:style>
    <style:style style:name="T23" style:family="text">
      <style:text-properties fo:font-size="9.5pt" style:font-size-asian="9.5pt"/>
    </style:style>
    <style:style style:name="T24" style:family="text">
      <style:text-properties fo:font-size="9.5pt" style:font-size-asian="9.5pt"/>
    </style:style>
    <style:style style:name="T25" style:family="text">
      <style:text-properties fo:font-size="9.5pt" officeooo:rsid="0008c938" style:font-size-asian="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ct Name: </text:span><text:tab/>MsgPipe</text:p>
      <text:p text:style-name="P1"><text:span text:style-name="T1">Developer:</text:span><text:tab/><text:tab/>Philip Chapman</text:p>
      <text:p text:style-name="P1"><text:span text:style-name="T1">Date:</text:span><text:tab/><text:tab/><text:tab/>January 2024</text:p>
      <text:p text:style-name="P1"/>
      <text:p text:style-name="P1"/>
      <text:p text:style-name="P5">Purpose</text:p>
      <text:p text:style-name="P2">I wrote this code primarily to allow me to send debug message around an application, so that those message could be logged in one place. <text:s/>These messages could be app-defined messages or exceptions. <text:s/>The messages can be customized so that other information can be passed around, including requests for data.</text:p>
      <text:p text:style-name="P2"/>
      <text:p text:style-name="P2">The messages can be received by an assembly that has no direct relationship to the assembly that has sent it, so there is no need for a reference to that assembly. <text:s/>Messages are sent to an application task queue and listeners are registered to listen out for those messages when they arrive. <text:s/>Those messages can be handled or ignore as required.</text:p>
      <text:p text:style-name="P2"/>
      <text:p text:style-name="P4">Of course any assembly that sends or receives a message must have a reference to the message class. <text:s/>In the supplied example project I have included those classes in the application, but they can sit anywhere accessible to the relevant assemblies. <text:s/>The important thing to note is that a message can be sent from EXE to DLL or DLL to EXE, whilst the EXE may well have a reference to the DLL the DLL won’t have a reference to the EXE, but the messages can still be sent from one to the other.</text:p>
      <text:p text:style-name="P6">File/Folder Structure</text:p>
      <text:p text:style-name="P3">You will need to include the following files in your project to make full use of the code:</text:p>
      <text:p text:style-name="P12"/>
      <text:p text:style-name="P13"><text:tab/>MsgPipe\Library Classes\Message Pipeline\_Notify_Pargs.cs</text:p>
      <text:p text:style-name="P13"><text:tab/>MsgPipe\Library Classes\Message Pipeline\_PArgs.cs</text:p>
      <text:p text:style-name="P13"><text:tab/>MsgPipe\Library Classes\General\IMPHandler.cs</text:p>
      <text:p text:style-name="P13"><text:tab/>MsgPipe\Library Classes\General\MessagingController.cs</text:p>
      <text:p text:style-name="P13"><text:tab/>MsgPipe\Library Classes\General\MsgPipeWriter.cs</text:p>
      <text:p text:style-name="P13"/>
      <text:p text:style-name="P12">You will also need to create one or more application-specific messaging classes; examples are in:</text:p>
      <text:p text:style-name="P12"/>
      <text:p text:style-name="P13"><text:tab/>MsgPipe\App-Specific Messages\Notify_CounterChanged_PArgs.cs</text:p>
      <text:p text:style-name="P13"><text:tab/>MsgPipe\App-Specific Messages\Notify_CounterFinished_PArgs.cs</text:p>
      <text:p text:style-name="P13"><text:tab/>MsgPipe\App-Specific Messages\Notify_CounterStarted_PArgs.cs</text:p>
      <text:p text:style-name="P13"/>
      <text:p text:style-name="P12">All other files are for demonstration purposes only.</text:p>
      <text:p text:style-name="P6">Using the Code</text:p>
      <text:p text:style-name="P3">First of all create an application-specific messaging class in the assembly that is to register and handle the received message. <text:s/>Examples are in the supplied project. <text:s/>These classes can contain any number of methods and properties, just like any other class. <text:s/>When you send a message you will create an instance of these classes. <text:s/></text:p>
      <text:p text:style-name="P3"/>
      <text:p text:style-name="P3">The last parameter (<text:span text:style-name="T16">targetItemId</text:span>) has been set to null in these example, and is therefore ignored. <text:s/>The purpose of this parameter is so that messages can be easily filtered in the message handler. <text:s/>Messages, when sent, and sent to all handlers, and so its up to the handler to determine whether it needs to process the message or not, and it can do this via the targetItemId parameter.</text:p>
      <text:p text:style-name="P3"/>
      <text:p text:style-name="P7" loext:marker-style-name="T4"><text:span text:style-name="T19">private</text:span><text:span text:style-name="T19"> </text:span><text:span text:style-name="T19">void</text:span><text:span text:style-name="T19"> OnRegisterMsgPipeReceivers</text:span><text:span text:style-name="T19">()</text:span></text:p>
      <text:p text:style-name="P7" loext:marker-style-name="T4"><text:span text:style-name="T19">{</text:span></text:p>
      <text:p text:style-name="P7" loext:marker-style-name="T4"><text:span text:style-name="T19"><text:s text:c="4"/>MessagingController.AppCtrl_MsgPipe.RegisterReceiver</text:span><text:span text:style-name="T19">(</text:span><text:span text:style-name="T19">OnIMPDelivered,</text:span></text:p>
      <text:p text:style-name="P7" loext:marker-style-name="T4"><text:span text:style-name="T19"><text:s text:c="8"/></text:span><text:span text:style-name="T19">[</text:span></text:p>
      <text:p text:style-name="P7" loext:marker-style-name="T4"><text:span text:style-name="T19"><text:s text:c="12"/></text:span><text:span text:style-name="T19">typeof</text:span><text:span text:style-name="T19">(</text:span><text:span text:style-name="T19">Notify_CounterStarted_PArgs</text:span><text:span text:style-name="T19">)</text:span><text:span text:style-name="T19">,</text:span></text:p>
      <text:p text:style-name="P7" loext:marker-style-name="T4"><text:span text:style-name="T19"><text:s text:c="12"/></text:span><text:span text:style-name="T19">typeof</text:span><text:span text:style-name="T19">(</text:span><text:span text:style-name="T19">Notify_CounterChanged_PArgs</text:span><text:span text:style-name="T19">)</text:span><text:span text:style-name="T19">,</text:span></text:p>
      <text:p text:style-name="P7" loext:marker-style-name="T4"><text:span text:style-name="T19"><text:s text:c="12"/></text:span><text:span text:style-name="T19">typeof</text:span><text:span text:style-name="T19">(</text:span><text:span text:style-name="T19">Notify_CounterFinished_PArgs</text:span><text:span text:style-name="T19">)</text:span><text:span text:style-name="T19">,</text:span></text:p>
      <text:p text:style-name="P7" loext:marker-style-name="T4"><text:span text:style-name="T19"><text:s text:c="8"/></text:span><text:span text:style-name="T19">]</text:span><text:span text:style-name="T19">,</text:span></text:p>
      <text:p text:style-name="P7" loext:marker-style-name="T4"><text:span text:style-name="T19"><text:s text:c="4"/></text:span><text:span text:style-name="T19">null</text:span><text:span text:style-name="T19">)</text:span><text:span text:style-name="T19">;</text:span></text:p>
      <text:p text:style-name="P7" loext:marker-style-name="T4"><text:span text:style-name="T19">}</text:span></text:p>
      <text:p text:style-name="P8"/>
      <text:p text:style-name="Horizontal_20_Line"/>
      <text:p text:style-name="P12">You will notice a delegate above named <text:span text:style-name="T16">OnIMPDelivered</text:span>. <text:s/>You need to create this method in the class that is to receive the message after it has been sent. <text:s/><text:span text:style-name="T18">Here you can use the </text:span><text:span text:style-name="T17">targetItemId</text:span><text:span text:style-name="T18"> if required for extra filtering. <text:s/></text:span>See the example below:</text:p>
      <text:p text:style-name="P12"/>
      <text:p text:style-name="P7" loext:marker-style-name="T4"><text:span text:style-name="T19">private</text:span><text:span text:style-name="T19"> </text:span><text:span text:style-name="T19">void</text:span><text:span text:style-name="T19"> OnIMPDelivered</text:span><text:span text:style-name="T19">(</text:span><text:span text:style-name="T19">PipelineArgs args</text:span><text:span text:style-name="T19">)</text:span></text:p>
      <text:p text:style-name="P7" loext:marker-style-name="T4"><text:span text:style-name="T19">{</text:span><text:span text:style-name="T19"> </text:span></text:p>
      <text:p text:style-name="P7" loext:marker-style-name="T4"><text:span text:style-name="T19"><text:s text:c="4"/></text:span><text:span text:style-name="T19">if</text:span><text:span text:style-name="T19"> </text:span><text:span text:style-name="T19">(</text:span><text:span text:style-name="T19">args </text:span><text:span text:style-name="T19">is</text:span><text:span text:style-name="T19"> Notify_CounterStarted_PArgs</text:span><text:span text:style-name="T19">)</text:span></text:p>
      <text:p text:style-name="P7" loext:marker-style-name="T4"><text:span text:style-name="T19"><text:s text:c="4"/></text:span><text:span text:style-name="T19">{</text:span></text:p>
      <text:p text:style-name="P7" loext:marker-style-name="T4"><text:span text:style-name="T19"><text:s text:c="8"/></text:span><text:span text:style-name="T19">return</text:span><text:span text:style-name="T19">;</text:span></text:p>
      <text:p text:style-name="P7" loext:marker-style-name="T4"><text:span text:style-name="T19"><text:s text:c="4"/></text:span><text:span text:style-name="T19">}</text:span></text:p>
      <text:p text:style-name="P10" loext:marker-style-name="T4"/>
      <text:p text:style-name="P7" loext:marker-style-name="T4"><text:span text:style-name="T19"><text:s text:c="4"/></text:span><text:span text:style-name="T19">if</text:span><text:span text:style-name="T19"> </text:span><text:span text:style-name="T19">(</text:span><text:span text:style-name="T19">args </text:span><text:span text:style-name="T19">is</text:span><text:span text:style-name="T19"> Notify_CounterChanged_PArgs</text:span><text:span text:style-name="T19">)</text:span></text:p>
      <text:p text:style-name="P7" loext:marker-style-name="T4"><text:span text:style-name="T19"><text:s text:c="4"/></text:span><text:span text:style-name="T19">{</text:span></text:p>
      <text:p text:style-name="P7" loext:marker-style-name="T4"><text:span text:style-name="T19"><text:s text:c="8"/></text:span><text:span text:style-name="T19">return</text:span><text:span text:style-name="T19">;</text:span></text:p>
      <text:p text:style-name="P7" loext:marker-style-name="T4"><text:span text:style-name="T19"><text:s text:c="4"/></text:span><text:span text:style-name="T19">}</text:span></text:p>
      <text:p text:style-name="P10" loext:marker-style-name="T4"/>
      <text:p text:style-name="P7" loext:marker-style-name="T4"><text:span text:style-name="T19"><text:s text:c="4"/></text:span><text:span text:style-name="T19">if</text:span><text:span text:style-name="T19"> </text:span><text:span text:style-name="T19">(</text:span><text:span text:style-name="T19">args </text:span><text:span text:style-name="T19">is</text:span><text:span text:style-name="T19"> Notify_CounterFinished_PArgs</text:span><text:span text:style-name="T19">)</text:span></text:p>
      <text:p text:style-name="P7" loext:marker-style-name="T4"><text:span text:style-name="T19"><text:s text:c="4"/></text:span><text:span text:style-name="T19">{</text:span></text:p>
      <text:p text:style-name="P7" loext:marker-style-name="T4"><text:span text:style-name="T19"><text:s text:c="8"/></text:span><text:span text:style-name="T19">return</text:span><text:span text:style-name="T19">;</text:span></text:p>
      <text:p text:style-name="P7" loext:marker-style-name="T4"><text:span text:style-name="T19"><text:s text:c="4"/></text:span><text:span text:style-name="T19">}</text:span></text:p>
      <text:p text:style-name="P7" loext:marker-style-name="T4"><text:span text:style-name="T19">}</text:span></text:p>
      <text:p text:style-name="P8"/>
      <text:p text:style-name="Horizontal_20_Line"/>
      <text:p text:style-name="P12">To send a message use the following code:</text:p>
      <text:p text:style-name="P13"/>
      <text:p text:style-name="P7" loext:marker-style-name="T4"><text:span text:style-name="T19">MessagingController.AppCtrl_MsgPipe.Send</text:span><text:span text:style-name="T19">(</text:span><text:span text:style-name="T19">new</text:span><text:span text:style-name="T19"> Notify_CounterStarted_Pargs</text:span><text:span text:style-name="T19">(</text:span><text:span text:style-name="T19">null</text:span><text:span text:style-name="T19">)</text:span><text:span text:style-name="T19">)</text:span><text:span text:style-name="T19">;</text:span></text:p>
      <text:p text:style-name="P7" loext:marker-style-name="T4"><text:span text:style-name="T19"/></text:p>
      <text:p text:style-name="P11" loext:marker-style-name="T4"><text:span text:style-name="T19">MessagingController.AppCtrl_MsgPipe.Send</text:span><text:span text:style-name="T19">(</text:span><text:span text:style-name="T19">new</text:span><text:span text:style-name="T19"> Notify_CounterChanged_PArgs</text:span><text:span text:style-name="T19">(</text:span><text:span text:style-name="T19">null</text:span><text:span text:style-name="T19">, </text:span><text:span text:style-name="T25">1</text:span><text:span text:style-name="T19">)</text:span><text:span text:style-name="T19">)</text:span><text:span text:style-name="T19">;</text:span></text:p>
      <text:p text:style-name="P11" loext:marker-style-name="T4"><text:span text:style-name="T19"/></text:p>
      <text:p text:style-name="P11" loext:marker-style-name="T4"><text:span text:style-name="T19">MessagingController.AppCtrl_MsgPipe.Send</text:span><text:span text:style-name="T19">(</text:span><text:span text:style-name="T19">new</text:span><text:span text:style-name="T19"> Notify_CounterFinished_PArgs</text:span><text:span text:style-name="T19">(</text:span><text:span text:style-name="T19">null</text:span><text:span text:style-name="T19">, </text:span><text:span text:style-name="T25">100</text:span><text:span text:style-name="T19">)</text:span><text:span text:style-name="T19">)</text:span><text:span text:style-name="T19">;</text:span></text:p>
      <text:p text:style-name="P9" loext:marker-style-name="T4"><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6T12:00:56.264000000</meta:creation-date>
    <dc:date>2024-01-06T13:35:16.231000000</dc:date>
    <meta:editing-duration>PT1H34M17S</meta:editing-duration>
    <meta:editing-cycles>4</meta:editing-cycles>
    <meta:generator>LibreOffice/7.6.0.3$Windows_X86_64 LibreOffice_project/69edd8b8ebc41d00b4de3915dc82f8f0fc3b6265</meta:generator>
    <meta:document-statistic meta:table-count="0" meta:image-count="0" meta:object-count="0" meta:page-count="3" meta:paragraph-count="52" meta:word-count="498" meta:character-count="3732" meta:non-whitespace-character-count="3137"/>
  </office:meta>
</office:document-meta>
</file>